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BENCH_metaheu_ts__niter_10_search_anxious_init_one2one_memory_30_times4ave_100_maxs_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420675754547" calcext:value-type="float">
            <text:p>0,202420675754547</text:p>
          </table:table-cell>
          <table:table-cell office:value-type="float" office:value="851.49" calcext:value-type="float">
            <text:p>851,4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210714817047" calcext:value-type="float">
            <text:p>0,202210714817047</text:p>
          </table:table-cell>
          <table:table-cell office:value-type="float" office:value="805.71" calcext:value-type="float">
            <text:p>805,7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538075447082" calcext:value-type="float">
            <text:p>0,202538075447082</text:p>
          </table:table-cell>
          <table:table-cell office:value-type="float" office:value="813.13" calcext:value-type="float">
            <text:p>813,1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234484910965" calcext:value-type="float">
            <text:p>0,20234484910965</text:p>
          </table:table-cell>
          <table:table-cell office:value-type="float" office:value="799.79" calcext:value-type="float">
            <text:p>799,7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193520069122" calcext:value-type="float">
            <text:p>0,202193520069122</text:p>
          </table:table-cell>
          <table:table-cell office:value-type="float" office:value="745.39" calcext:value-type="float">
            <text:p>745,3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228741645813" calcext:value-type="float">
            <text:p>0,202228741645813</text:p>
          </table:table-cell>
          <table:table-cell office:value-type="float" office:value="899.34" calcext:value-type="float">
            <text:p>899,34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1984264850616" calcext:value-type="float">
            <text:p>0,201984264850616</text:p>
          </table:table-cell>
          <table:table-cell office:value-type="float" office:value="858.67" calcext:value-type="float">
            <text:p>858,67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2624967098236" calcext:value-type="float">
            <text:p>0,202624967098236</text:p>
          </table:table-cell>
          <table:table-cell office:value-type="float" office:value="773.58" calcext:value-type="float">
            <text:p>773,5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395911216736" calcext:value-type="float">
            <text:p>0,202395911216736</text:p>
          </table:table-cell>
          <table:table-cell office:value-type="float" office:value="797.01" calcext:value-type="float">
            <text:p>797,0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448196411133" calcext:value-type="float">
            <text:p>0,202448196411133</text:p>
          </table:table-cell>
          <table:table-cell office:value-type="float" office:value="873.79" calcext:value-type="float">
            <text:p>873,79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372918128967" calcext:value-type="float">
            <text:p>0,202372918128967</text:p>
          </table:table-cell>
          <table:table-cell office:value-type="float" office:value="972.25" calcext:value-type="float">
            <text:p>972,25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631125450134" calcext:value-type="float">
            <text:p>0,202631125450134</text:p>
          </table:table-cell>
          <table:table-cell office:value-type="float" office:value="827.73" calcext:value-type="float">
            <text:p>827,7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314193248749" calcext:value-type="float">
            <text:p>0,202314193248749</text:p>
          </table:table-cell>
          <table:table-cell office:value-type="float" office:value="774.18" calcext:value-type="float">
            <text:p>774,1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405135631561" calcext:value-type="float">
            <text:p>0,202405135631561</text:p>
          </table:table-cell>
          <table:table-cell office:value-type="float" office:value="808.18" calcext:value-type="float">
            <text:p>808,1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194042205811" calcext:value-type="float">
            <text:p>0,202194042205811</text:p>
          </table:table-cell>
          <table:table-cell office:value-type="float" office:value="804.11" calcext:value-type="float">
            <text:p>804,1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26902961731" calcext:value-type="float">
            <text:p>0,20226902961731</text:p>
          </table:table-cell>
          <table:table-cell office:value-type="float" office:value="845.35" calcext:value-type="float">
            <text:p>845,3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127895355225" calcext:value-type="float">
            <text:p>0,202127895355225</text:p>
          </table:table-cell>
          <table:table-cell office:value-type="float" office:value="744.8" calcext:value-type="float">
            <text:p>744,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2129292488098" calcext:value-type="float">
            <text:p>0,202129292488098</text:p>
          </table:table-cell>
          <table:table-cell office:value-type="float" office:value="905.41" calcext:value-type="float">
            <text:p>905,4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209537029266" calcext:value-type="float">
            <text:p>0,202209537029266</text:p>
          </table:table-cell>
          <table:table-cell office:value-type="float" office:value="769.61" calcext:value-type="float">
            <text:p>769,6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252609729767" calcext:value-type="float">
            <text:p>0,202252609729767</text:p>
          </table:table-cell>
          <table:table-cell office:value-type="float" office:value="814.45" calcext:value-type="float">
            <text:p>814,4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474563121796" calcext:value-type="float">
            <text:p>0,202474563121796</text:p>
          </table:table-cell>
          <table:table-cell office:value-type="float" office:value="870.02" calcext:value-type="float">
            <text:p>870,0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325026988983" calcext:value-type="float">
            <text:p>0,202325026988983</text:p>
          </table:table-cell>
          <table:table-cell office:value-type="float" office:value="855.02" calcext:value-type="float">
            <text:p>855,0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49664068222" calcext:value-type="float">
            <text:p>0,20249664068222</text:p>
          </table:table-cell>
          <table:table-cell office:value-type="float" office:value="904.8" calcext:value-type="float">
            <text:p>904,8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116730213165" calcext:value-type="float">
            <text:p>0,202116730213165</text:p>
          </table:table-cell>
          <table:table-cell office:value-type="float" office:value="961.94" calcext:value-type="float">
            <text:p>961,9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34441280365" calcext:value-type="float">
            <text:p>0,20234441280365</text:p>
          </table:table-cell>
          <table:table-cell office:value-type="float" office:value="696.57" calcext:value-type="float">
            <text:p>696,5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270166873932" calcext:value-type="float">
            <text:p>0,202270166873932</text:p>
          </table:table-cell>
          <table:table-cell office:value-type="float" office:value="729.49" calcext:value-type="float">
            <text:p>729,4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222034931183" calcext:value-type="float">
            <text:p>0,202222034931183</text:p>
          </table:table-cell>
          <table:table-cell office:value-type="float" office:value="928.72" calcext:value-type="float">
            <text:p>928,72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279920578003" calcext:value-type="float">
            <text:p>0,202279920578003</text:p>
          </table:table-cell>
          <table:table-cell office:value-type="float" office:value="925.45" calcext:value-type="float">
            <text:p>925,4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2272481918335" calcext:value-type="float">
            <text:p>0,202272481918335</text:p>
          </table:table-cell>
          <table:table-cell office:value-type="float" office:value="859.21" calcext:value-type="float">
            <text:p>859,2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007071971893" calcext:value-type="float">
            <text:p>0,202007071971893</text:p>
          </table:table-cell>
          <table:table-cell office:value-type="float" office:value="1042.17" calcext:value-type="float">
            <text:p>1042,1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41.912" calcext:value-type="float">
            <text:p>841,9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2T10:13:08.521268794</dc:date>
    <meta:editing-duration>PT23S</meta:editing-duration>
    <meta:editing-cycles>1</meta:editing-cycles>
    <meta:generator>LibreOffice/6.4.6.2$Linux_X86_64 LibreOffice_project/40$Build-2</meta:generator>
    <meta:document-statistic meta:table-count="1" meta:cell-count="155" meta:object-count="0"/>
  </office:meta>
</office:document-meta>
</file>